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Georgia" svg:font-family="Georgia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>
      <style:paragraph-properties fo:margin-left="1.249cm" fo:margin-right="0cm" fo:line-height="100%" fo:text-indent="0cm" style:auto-text-indent="false"/>
      <style:text-properties style:font-name="Georgia" fo:font-size="14pt" fo:language="none" fo:country="none" style:font-name-asian="Georgia" style:font-size-asian="14pt" style:font-name-complex="Georgia"/>
    </style:style>
    <style:style style:name="P2" style:family="paragraph" style:parent-style-name="Standard" style:list-style-name="">
      <style:paragraph-properties fo:margin-left="1.249cm" fo:margin-right="0cm" fo:line-height="100%" fo:text-indent="0cm" style:auto-text-indent="false"/>
      <style:text-properties style:font-name="Georgia" fo:font-size="14pt" fo:language="none" fo:country="none" fo:font-style="italic" style:text-underline-style="solid" style:text-underline-width="auto" style:text-underline-color="font-color" style:font-name-asian="Georgia" style:font-size-asian="14pt" style:font-style-asian="italic" style:font-name-complex="Georgia" style:font-style-complex="italic"/>
    </style:style>
    <style:style style:name="P3" style:family="paragraph" style:parent-style-name="Standard" style:list-style-name="">
      <style:paragraph-properties fo:margin-left="1.249cm" fo:margin-right="0cm" fo:line-height="100%" fo:text-indent="0cm" style:auto-text-indent="false"/>
      <style:text-properties style:font-name="Georgia" fo:language="none" fo:country="none" style:font-name-asian="Georgia" style:font-size-asian="14pt" style:font-name-complex="Georgia"/>
    </style:style>
    <style:style style:name="P4" style:family="paragraph" style:parent-style-name="Standard" style:list-style-name="">
      <style:paragraph-properties fo:margin-left="1.249cm" fo:margin-right="0cm" fo:line-height="100%" fo:text-indent="0cm" style:auto-text-indent="false"/>
    </style:style>
    <style:style style:name="P5" style:family="paragraph" style:parent-style-name="Standard" style:list-style-name="" style:master-page-name="Standard">
      <style:paragraph-properties fo:margin-left="1.249cm" fo:margin-right="0cm" fo:line-height="100%" fo:text-indent="0cm" style:auto-text-indent="false" style:page-number="auto"/>
      <style:text-properties style:font-name="Georgia" fo:font-size="14pt" fo:language="none" fo:country="none" style:font-name-asian="Georgia" style:font-size-asian="14pt" style:font-name-complex="Georgia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se case name</text:span><text:span text:style-name="T2"> <text:s text:c="8"/><text:tab/>Login Non Riuscito</text:span></text:p>
      <text:p text:style-name="P1"><text:span text:style-name="T1">Participating actors</text:span> <text:s text:c="3"/>Initiated by Utente</text:p>
      <text:p text:style-name="P2">Flow of events </text:p>
      <text:p text:style-name="P1">1. L'utente clicca sul bottone di Login presente sulla Home Page.</text:p>
      <text:p text:style-name="P1">2. L'utente compila la form di Login inserendo Email e Password, una volta compilata l'utente invia i dati tramite apposito bottone.</text:p>
      <text:p text:style-name="P1">3. Il sistema controlla i dati.</text:p>
      <text:p text:style-name="P1">4. Il sistema non riconosce la combinazione Email-Password poichè una delle due,o entrambe, sono sbagliate.</text:p>
      <text:p text:style-name="P2">Entry condition</text:p>
      <text:p text:style-name="P2">Exit conditions <text:s text:c="3"/></text:p>
      <text:p text:style-name="P3">• <text:span text:style-name="T3">L'utente è reindirizzato alla pagina di Login dopo un messaggio di Login non riuscito.</text:span></text:p>
      <text:p text:style-name="P2">Quality requirements <text:s text:c="3"/></text:p>
      <text:p text:style-name="P3">• <text:span text:style-name="T3">Il completamento della procedura di Login deve essere effettuato in massimo 30 secondi.</text:span></text:p>
      <text:p text:style-name="P4"/>
      <text:p text:style-name="P4"/>
      <text:p text:style-name="P1"><text:span text:style-name="T1">Use case name</text:span> <text:s text:c="8"/>Registrazione Non Riuscita</text:p>
      <text:p text:style-name="P1"><text:span text:style-name="T1">Participating actors</text:span> <text:s text:c="3"/>Initiated by Utente</text:p>
      <text:p text:style-name="P2">Flow of events </text:p>
      <text:p text:style-name="P1">1. L'utente clicca sul bottone di Registrazione.</text:p>
      <text:p text:style-name="P1">2. L'utente compila il form di Registrazione inserendo nome, cognome, tipo documento, numero documento, e-mail e password.</text:p>
      <text:p text:style-name="P1">Una volta compilata la form di Registrazione l'utente invia i dati tramite apposito bottone.</text:p>
      <text:p text:style-name="P1">4.il sistema controlla i dati inseriti nella form.</text:p>
      <text:p text:style-name="P1">5. Il sistema rileva che il Numero documento o l'e-mail sono già presenti nel database.</text:p>
      <text:p text:style-name="P2">Entry condition <text:s/></text:p>
      <text:p text:style-name="P1"><text:span text:style-name="T1">Exit conditions</text:span> <text:s text:c="3"/></text:p>
      <text:p text:style-name="P3">• <text:span text:style-name="T3">L'utente è reindirizzato alla pagina di registrazione dopo un messaggio di Registrazione non riuscita.</text:span></text:p>
      <text:p text:style-name="P1"><text:span text:style-name="T1">Quality requirements</text:span> <text:s text:c="3"/></text:p>
      <text:p text:style-name="P3">• <text:span text:style-name="T3">Il completamento della procedura di Registrazione deve essere effettuato in massimo 30 secondi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Georgia" svg:font-family="Georgia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it" fo:country="IT" style:font-name-asian="Arial" style:font-size-asian="12pt" style:language-asian="zh" style:country-asian="CN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it" fo:country="IT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use-window-font-color="true" style:font-name="Times New Roman" fo:font-size="12pt" fo:language="it" fo:country="IT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Times New Roman" fo:font-size="12pt" fo:language="it" fo:country="IT" fo:font-style="italic" style:font-name-asian="Ari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it" fo:country="IT" style:font-name-asian="Arial1" style:font-size-asian="12pt" style:language-asian="zh" style:country-asian="CN" style:font-name-complex="Times New Roman" fo:hyphenate="false" fo:hyphenation-remain-char-count="2" fo:hyphenation-push-char-count="2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 text:start-value="3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5" meta:word-count="212" meta:character-count="1435"/>
    <meta:generator>OpenOffice/4.1.5$Win32 OpenOffice.org_project/415m1$Build-9789</meta:generator>
  </office:meta>
</office:document-meta>
</file>